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e4b2" officeooo:paragraph-rsid="0000e4b2"/>
    </style:style>
    <style:style style:name="P2" style:family="paragraph" style:parent-style-name="Standard">
      <style:text-properties officeooo:rsid="0000e4b2" officeooo:paragraph-rsid="0000e4b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g 298</text:p>
      <text:p text:style-name="P1"/>
      <text:p text:style-name="P1">ACKNOWLEDGMENTS</text:p>
      <text:p text:style-name="P1">THIS BOOK WAS SEVEN YEARS IN THE MAKING WITH SIX FAILED ATTEMPTS ALONG</text:p>
      <text:p text:style-name="P1">the way before being introduced to the first, and only, writer who truly</text:p>
      <text:p text:style-name="P1">understood my passion and captured my voice. I want to thank Adam</text:p>
      <text:p text:style-name="P1">Skolnick for the countless hours spent learning everything about me and my</text:p>
      <text:p text:style-name="P1">fucked-up life to help pull together all the pieces and bring my story to life</text:p>
      <text:p text:style-name="P1">in print. Words can’t express how proud I am of the truthfulness,</text:p>
      <text:p text:style-name="P1">vulnerability, and raw candor of this book.</text:p>
      <text:p text:style-name="P1">Jennifer Kish, I do not have the words. A lot of people say that, but it is the</text:p>
      <text:p text:style-name="P1">truth. Only you truly know how hard this process was for me to pull off,</text:p>
      <text:p text:style-name="P1">and without you by my side there would be no book at all. It is because of</text:p>
      <text:p text:style-name="P1">you I was able to take time off of writing to go fight fires while you took</text:p>
      <text:p text:style-name="P1">care of all the business behind the book. Knowing I had “Kish” in my</text:p>
      <text:p text:style-name="P1">corner enabled me to make the very ballsy decision to self-publish! It’s</text:p>
      <text:p text:style-name="P1">because of your work ethic that I had the confidence to turn down a</text:p>
      <text:p text:style-name="P1">substantial book advance—knowing that you alone can shoulder what an</text:p>
      <text:p text:style-name="P1">entire publishing house can do! All I can say is thank you and I love you.</text:p>
      <text:p text:style-name="P1">My mom, Jackie Gardner, we have had a hard, fucked-up life. One that we</text:p>
      <text:p text:style-name="P1">can both be proud of because there are many times we have been knocked</text:p>
      <text:p text:style-name="P1">flat on our asses with no one around to pick us up. Somehow we found a</text:p>
      <text:p text:style-name="P1">way to always get the fuck up. I know there were many times when you</text:p>
      <text:p text:style-name="P1">were concerned for me and wanted me to stop, thank you for never acting</text:p>
      <text:p text:style-name="P1">upon your feelings as it allowed me to find more of me. For most people,</text:p>
      <text:p text:style-name="P1">this is not how you would talk to your mother as a thank you, but only you</text:p>
      <text:p text:style-name="P1">know how powerful this message truly is. Stay hard; love you, Mom.</text:p>
      <text:p text:style-name="P1">My brother, Trunnis. Our lives and the way we grew up at times made us</text:p>
      <text:p text:style-name="P1">enemies, but when the shit hit the fan, we were there for one another. At the</text:p>
      <text:p text:style-name="P1">end of the day, that is true brotherhood to me.</text:p>
      <text:p text:style-name="P1">Much appreciation and thanks to the following people who allowed Adam</text:p>
      <text:p text:style-name="P1">and I to interview them for this book. Your recollection of the events helped</text:p>
      <text:p text:style-name="P1">me create an accurate and true depiction of my life and how these particular</text:p>
      <text:p text:style-name="P1">events unfolded.</text:p>
      <text:p text:style-name="P1">My cousin, Damien, while you were always the favorite growing up, I had</text:p>
      <text:p text:style-name="P1">some of my better times in life hanging out with you just doing stupid shit.</text:p>
      <text:p text:style-name="P1">Johnny Nichols, our friendship while growing up in Brazil was the only</text:p>
      <text:p text:style-name="P1">positive thing I had at times. Not many people know the darkness that I</text:p>
      <text:p text:style-name="P1">experienced as a kid like you do. Thanks for being there when I truly</text:p>
      <text:p text:style-name="P1">needed you most.</text:p>
      <text:p text:style-name="P1">Kirk Freeman, I want to thank you for your honesty. You were one of the</text:p>
      <text:p text:style-name="P1">few people who were willing to tell the painful truth about some of my</text:p>
      <text:p text:style-name="P1">challenges in Brazil, and for that I will forever be grateful.</text:p>
      <text:p text:style-name="P1">Scott Gearen, to this day, you will never know how much your story and</text:p>
      <text:p text:style-name="P1">you just being you helped me at a time in my life where darkness was all I</text:p>
      <text:p text:style-name="P1">could see. You have no idea the impact you had on a fourteen-year-old kid.</text:p>
      <text:p text:style-name="P1">It’s a true saying, you never know who is watching you. I happened to be</text:p>
      <text:p text:style-name="P1">watching you that day at PJOC school. Grateful for your friendship after all</text:p>
      <text:p text:style-name="P1">these years.</text:p>
      <text:p text:style-name="P1"><text:soft-page-break/>Victor Peña, I have many stories to tell, but the one thing I will say is that</text:p>
      <text:p text:style-name="P1">you were always there through thick and thin and always gave everything</text:p>
      <text:p text:style-name="P1">you had. For that, mad respect, brother.</text:p>
      <text:p text:style-name="P1">Steven Schaljo, if it weren’t for you, there might not even be a book. You</text:p>
      <text:p text:style-name="P1">were the best recruiter in the Navy. Thanks again for believing in me.</text:p>
      <text:p text:style-name="P1">Kenny Bigbee, thanks for being the other “Black guy” at BUD/S. Your</text:p>
      <text:p text:style-name="P1">sense of humor was always right on time. Stay hard, brother.</text:p>
      <text:p text:style-name="P1">To the white David Goggins, Bill Brown, your willingness to go the</text:p>
      <text:p text:style-name="P1">distance in the hardest of times made me better in the hardest of times. Last</text:p>
      <text:p text:style-name="P1">time I saw you, we were on a mission in Iraq, I was manning a .50 cal and</text:p>
      <text:p text:style-name="P1">you were manning an M60. Hope to see you stateside in the near future!</text:p>
      <text:p text:style-name="P1">Drew Sheets, thank you for having the courage to be in the front of the boat</text:p>
      <text:p text:style-name="P1">with me in my third Hell Week. Very few know how heavy that shit is! Who</text:p>
      <text:p text:style-name="P1">would ever think that a redneck and a black guy would become so tight? It’s</text:p>
      <text:p text:style-name="P1">true what they say, opposites attract!</text:p>
      <text:p text:style-name="P1">Shawn Dobbs, it takes a lot of courage to do what you did in this book. I put</text:p>
      <text:p text:style-name="P1">myself out there to the reader, but you didn’t have to! All I can say is thank</text:p>
      <text:p text:style-name="P1">you for allowing me to share part of your story. It will change lives!</text:p>
      <text:p text:style-name="P1">Brent Gleeson, one of the few guys I know where “the first time, every</text:p>
      <text:p text:style-name="P1">time” truly applies. Very few will even know what this means. Stay hard,</text:p>
      <text:p text:style-name="P1">Brent!</text:p>
      <text:p text:style-name="P1">SBG, you were one of the first SEALs I ever met and you set the bar high.</text:p>
      <text:p text:style-name="P1">Thank you for pushing me in all three of my BUD/S classes and for the</text:p>
      <text:p text:style-name="P1">quick heart rate monitoring training class!</text:p>
      <text:p text:style-name="P1">Dana De Coster, to the best swim buddy a guy could ever have. Your</text:p>
      <text:p text:style-name="P1">leadership during my first platoon was second to none!</text:p>
      <text:p text:style-name="P1">Sledge, all I can say is that iron definitely sharpens iron! Thanks for being</text:p>
      <text:p text:style-name="P1">one of the few guys who got after it with me every fucking day and was</text:p>
      <text:p text:style-name="P1">willing to go against the grain and be misunderstood in your quest to get</text:p>
      <text:p text:style-name="P1">better.</text:p>
      <text:p text:style-name="P1">Morgan Luttrell, 2-5! We will always be connected from our moment in</text:p>
      <text:p text:style-name="P1">Yuma.</text:p>
      <text:p text:style-name="P1">Chris Kostman, you unknowingly forced me to find a whole other level of</text:p>
      <text:p text:style-name="P1">myself.</text:p>
      <text:p text:style-name="P1">John Metz, thank you for allowing an inexperienced man into your race. It</text:p>
      <text:p text:style-name="P1">changed my life forever.</text:p>
      <text:p text:style-name="P1">Chris Roman, your professionalism and attention to detail have always</text:p>
      <text:p text:style-name="P1">amazed me. You are a big reason why I was able to get third in one of the</text:p>
      <text:p text:style-name="P1">hardest foot races on the planet.</text:p>
      <text:p text:style-name="P1">Edie Rosenthal, thank you for all of your support and the amazing work you</text:p>
      <text:p text:style-name="P1">do for the Special Operations Warrior Foundation.</text:p>
      <text:p text:style-name="P1">Admiral Ed Winters, humbled to have worked with you for so many years.</text:p>
      <text:p text:style-name="P1">Working for an Admiral definitely put pressure on me to bring my very best</text:p>
      <text:p text:style-name="P1">at all times. Thank you for your continued support.</text:p>
      <text:p text:style-name="P1">Steve (“Wiz”) Wisotzki, justice was done and I thank you for that.</text:p>
      <text:p text:style-name="P1">Hawk, when you sent me that email about “the 13 percent,” I knew we were</text:p>
      <text:p text:style-name="P1">kindred spirits. You are one of the few people in this world who understand</text:p>
      <text:p text:style-name="P1">me and my mentality without explanation.</text:p>
      <text:p text:style-name="P1">Doc Schreckengaust, thank you for putting me in for that echo. That shit</text:p>
      <text:p text:style-name="P1"><text:soft-page-break/>just might have saved my life!</text:p>
      <text:p text:style-name="P1">T., thanks for pushing me on that ruck, brother! Continue charging.</text:p>
      <text:p text:style-name="P1">Ronald Cabarles, continue leading by example and staying hard. Class 03-</text:p>
      <text:p text:style-name="P1">04 RLTW.</text:p>
      <text:p text:style-name="P1">Joe Hippensteel, thanks for showing me the proper ways to stretch. It’s truly</text:p>
      <text:p text:style-name="P1">changed my life!</text:p>
      <text:p text:style-name="P1">Ryan Dexter, thanks for walking with me for seventy-five miles and helping</text:p>
      <text:p text:style-name="P1">me get to 205 miles!</text:p>
      <text:p text:style-name="P1">Keith Kirby, thanks for your continued support throughout the years.</text:p>
      <text:p text:style-name="P1">Nandor Tamaska, thank you for opening your gym to me and my team for</text:p>
      <text:p text:style-name="P1">the pull-up record. Your hospitality, kindness, and support will never be</text:p>
      <text:p text:style-name="P1">forgotten.</text:p>
      <text:p text:style-name="P1">Dan Cottrell, to give without expecting anything in return is a rare find.</text:p>
      <text:p text:style-name="P1">Thank you for allowing one of my dreams to be a jumper in my forties</text:p>
      <text:p text:style-name="P1">come true!</text:p>
      <text:p text:style-name="P1">Fred Thompson, thank you for allowing me to work with your amazing</text:p>
      <text:p text:style-name="P1">team this year. I learned so much from you and your crew. Mad respect!</text:p>
      <text:p text:style-name="P1">Marc Adelman, thank you for being part of the team from day one and for</text:p>
      <text:p text:style-name="P1">your counsel at every step along the way. Way to push past your perceived</text:p>
      <text:p text:style-name="P1">limitations this year. I am proud of all of your accomplishments!</text:p>
      <text:p text:style-name="P1">BrandFire, thank you for your creative genius and the creation of</text:p>
      <text:p text:style-name="P1">davidgoggins.com.</text:p>
      <text:p text:style-name="P1">Finally, my sincere gratitude and appreciation for the amazing team at</text:p>
      <text:p text:style-name="P1">Scribe Media. From the first contact with Tucker Max to the last and every</text:p>
      <text:p text:style-name="P1">touch point in between, you and every member of your team over-delivered</text:p>
      <text:p text:style-name="P1">just as you said you would! Special thanks to the consummate professional</text:p>
      <text:p text:style-name="P1">Ellie Cole, my Publishing Manager; Zach Obront for helping create an</text:p>
      <text:p text:style-name="P1">amazing marketing plan; Hal Clifford, my editor; and Erin Tyler, the most</text:p>
      <text:p text:style-name="P1">talented cover designer I could ever imagine, who helped create the sickest</text:p>
      <text:p text:style-name="P1">book cover of all time!</text:p>
      <text:p text:style-name="P1">ABOUT THE AUTHOR</text:p>
      <text:p text:style-name="P1">DAVID GOGGINS is a retired Navy SEAL and the only member of the</text:p>
      <text:p text:style-name="P1">U.S. Armed Forces ever to complete SEAL training, U.S. Army Ranger</text:p>
      <text:p text:style-name="P1">School, and Air Force Tactical Air Controller training. Goggins has</text:p>
      <text:p text:style-name="P1">competed in more than sixty ultra-marathons, triathlons, and ultratriathlons, setting new course records and regularly placing in the top five.</text:p>
      <text:p text:style-name="P1">A former Guinness World Record holder for completing 4,030 pull-ups in</text:p>
      <text:p text:style-name="P1">seventeen hours, he’s a much-sought-after public speaker who’s shared his</text:p>
      <text:p text:style-name="P1">story with the staffs of Fortune 500 companies, professional sports teams,</text:p>
      <text:p text:style-name="P1">and hundreds of thousands of students across the countr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1.2$Windows_X86_64 LibreOffice_project/7bcb35dc3024a62dea0caee87020152d1ee96e71</meta:generator>
    <dc:date>2020-08-10T17:22:45.366000000</dc:date>
    <meta:editing-duration>PT2M44S</meta:editing-duration>
    <meta:editing-cycles>2</meta:editing-cycles>
    <meta:document-statistic meta:table-count="0" meta:image-count="0" meta:object-count="0" meta:page-count="3" meta:paragraph-count="136" meta:word-count="1577" meta:character-count="8381" meta:non-whitespace-character-count="6941"/>
  </office:meta>
</office:document-meta>
</file>